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vg:panose-1="2 11 5 2 4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ejaVu Sans" svg:font-family="DejaVu Sans" style:font-family-generic="swiss" style:font-pitch="variable"/>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Segoe UI Emoji" svg:font-family="Segoe UI Emoji" style:font-family-generic="swiss" style:font-pitch="variable" svg:panose-1="2 11 5 2 4 2 4 2 2 3"/>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pre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pre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pre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pre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pre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pre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pre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pre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pre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pre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pre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pre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pre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pre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pre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Standard" style:master-page-name="MP0" style:family="paragraph">
      <style:paragraph-properties fo:break-before="page" fo:text-align="center"/>
      <style:text-properties style:font-name="Calibri" style:font-name-asian="Yu Mincho" style:font-name-complex="Calibri" fo:font-weight="bold" style:font-weight-asian="bold" style:font-weight-complex="bold"/>
    </style:style>
    <style:style style:name="P15" style:parent-style-name="Standard" style:family="paragraph">
      <style:text-properties style:font-name="Calibri" style:font-name-complex="Calibri"/>
    </style:style>
    <style:style style:name="P16" style:parent-style-name="Standard" style:family="paragraph">
      <style:text-properties style:font-name="Calibri" style:font-name-asian="Yu Mincho"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7" style:parent-style-name="Standard" style:list-style-name="LFO1" style:family="paragraph">
      <style:text-properties style:font-name="Calibri" style:font-name-asian="Yu Mincho" style:font-name-complex="Calibri"/>
    </style:style>
    <style:style style:name="P18" style:parent-style-name="Standard" style:list-style-name="LFO1" style:family="paragraph">
      <style:text-properties style:font-name="Calibri" style:font-name-asian="Yu Mincho" style:font-name-complex="Calibri"/>
    </style:style>
    <style:style style:name="P19" style:parent-style-name="Standard" style:list-style-name="LFO1" style:family="paragraph">
      <style:text-properties style:font-name="Calibri" style:font-name-asian="Yu Mincho" style:font-name-complex="Calibri"/>
    </style:style>
    <style:style style:name="P20" style:parent-style-name="Standard" style:list-style-name="LFO1" style:family="paragraph">
      <style:text-properties style:font-name="Calibri" style:font-name-asian="Yu Mincho" style:font-name-complex="Calibri"/>
    </style:style>
    <style:style style:name="P21" style:parent-style-name="Standard" style:family="paragraph">
      <style:text-properties style:font-name="Calibri" style:font-name-asian="Yu Mincho" style:font-name-complex="Calibri"/>
    </style:style>
    <style:style style:name="P22" style:parent-style-name="Standard" style:family="paragraph">
      <style:paragraph-properties fo:text-align="center"/>
      <style:text-properties style:font-name="Calibri" style:font-name-asian="Yu Mincho" style:font-name-complex="Calibri"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23" style:parent-style-name="Standard" style:family="paragraph">
      <style:paragraph-properties fo:text-align="justify"/>
    </style:style>
    <style:style style:name="P24" style:parent-style-name="Standard" style:list-style-name="LFO2" style:family="paragraph">
      <style:paragraph-properties fo:text-align="justify"/>
    </style:style>
    <style:style style:name="T25" style:parent-style-name="Tipodeletrapredefinidodoparágrafo100" style:family="text">
      <style:text-properties style:font-name="Calibri" style:font-name-asian="Yu Mincho" style:font-name-complex="Calibri" fo:font-weight="bold" style:font-weight-asian="bold" style:font-weight-complex="bold" fo:font-size="16pt" style:font-size-asian="16pt" style:font-size-complex="16pt"/>
    </style:style>
    <style:style style:name="P26" style:parent-style-name="Standard" style:family="paragraph">
      <style:paragraph-properties fo:text-align="justify" fo:margin-left="0.5in">
        <style:tab-stops/>
      </style:paragraph-properties>
      <style:text-properties style:font-name="Calibri" style:font-name-asian="Yu Mincho" style:font-name-complex="Calibri"/>
    </style:style>
    <style:style style:name="P27" style:parent-style-name="Standard" style:family="paragraph">
      <style:paragraph-properties fo:text-align="justify" fo:margin-left="0.5in">
        <style:tab-stops/>
      </style:paragraph-properties>
      <style:text-properties style:font-name="Calibri" style:font-name-asian="Yu Mincho" style:font-name-complex="Calibri"/>
    </style:style>
    <style:style style:name="P28" style:parent-style-name="Standard" style:list-style-name="LFO2" style:family="paragraph">
      <style:paragraph-properties fo:text-align="justify"/>
      <style:text-properties style:font-name="Calibri" style:font-name-asian="Yu Mincho" style:font-name-complex="Calibri" fo:font-weight="bold" style:font-weight-asian="bold" style:font-weight-complex="bold" fo:font-size="16pt" style:font-size-asian="16pt" style:font-size-complex="16pt"/>
    </style:style>
    <style:style style:name="P29" style:parent-style-name="Standard" style:list-style-name="LFO3" style:family="paragraph">
      <style:paragraph-properties fo:text-align="justify"/>
      <style:text-properties style:font-name="Calibri" style:font-name-asian="Yu Mincho" style:font-name-complex="Calibri"/>
    </style:style>
    <style:style style:name="P30" style:parent-style-name="Standard" style:list-style-name="LFO3" style:family="paragraph">
      <style:paragraph-properties fo:text-align="justify"/>
      <style:text-properties style:font-name="Calibri" style:font-name-asian="Yu Mincho" style:font-name-complex="Calibri"/>
    </style:style>
    <style:style style:name="P31" style:parent-style-name="Standard" style:list-style-name="LFO3" style:family="paragraph">
      <style:paragraph-properties fo:text-align="justify"/>
      <style:text-properties style:font-name="Calibri" style:font-name-asian="Yu Mincho" style:font-name-complex="Calibri"/>
    </style:style>
    <style:style style:name="P32" style:parent-style-name="Standard" style:family="paragraph">
      <style:paragraph-properties fo:text-align="justify" fo:margin-left="0.5in">
        <style:tab-stops/>
      </style:paragraph-properties>
      <style:text-properties style:font-name="Calibri" style:font-name-asian="Yu Mincho" style:font-name-complex="Calibri"/>
    </style:style>
    <style:style style:name="P33" style:parent-style-name="Standard" style:list-style-name="LFO2" style:family="paragraph">
      <style:paragraph-properties fo:text-align="justify"/>
      <style:text-properties style:font-name="Calibri" style:font-name-asian="Yu Mincho" style:font-name-complex="Calibri" fo:font-weight="bold" style:font-weight-asian="bold" style:font-weight-complex="bold" fo:font-size="16pt" style:font-size-asian="16pt" style:font-size-complex="16pt"/>
    </style:style>
    <style:style style:name="P34" style:parent-style-name="Standard" style:list-style-name="LFO4" style:family="paragraph">
      <style:paragraph-properties fo:text-align="justify"/>
      <style:text-properties style:font-name="Calibri" style:font-name-asian="Yu Mincho" style:font-name-complex="Calibri"/>
    </style:style>
    <style:style style:name="P35" style:parent-style-name="Standard" style:list-style-name="LFO4" style:family="paragraph">
      <style:paragraph-properties fo:text-align="justify"/>
      <style:text-properties style:font-name="Calibri" style:font-name-asian="Yu Mincho" style:font-name-complex="Calibri"/>
    </style:style>
    <style:style style:name="P36" style:parent-style-name="Standard" style:list-style-name="LFO4" style:family="paragraph">
      <style:paragraph-properties fo:text-align="justify"/>
      <style:text-properties style:font-name="Calibri" style:font-name-asian="Yu Mincho" style:font-name-complex="Calibri"/>
    </style:style>
    <style:style style:name="P37" style:parent-style-name="Standard" style:list-style-name="LFO4" style:family="paragraph">
      <style:paragraph-properties fo:text-align="justify"/>
      <style:text-properties style:font-name="Calibri" style:font-name-asian="Yu Mincho" style:font-name-complex="Calibri"/>
    </style:style>
    <style:style style:name="P38" style:parent-style-name="Standard" style:family="paragraph">
      <style:paragraph-properties fo:text-align="justify"/>
      <style:text-properties style:font-name="Calibri" style:font-name-asian="Yu Mincho" style:font-name-complex="Calibri"/>
    </style:style>
    <style:style style:name="P39" style:parent-style-name="Standard" style:list-style-name="LFO2" style:family="paragraph">
      <style:paragraph-properties fo:text-align="justify"/>
      <style:text-properties style:font-name="Calibri" style:font-name-asian="Yu Mincho" style:font-name-complex="Calibri" fo:font-weight="bold" style:font-weight-asian="bold" style:font-weight-complex="bold" fo:font-size="16pt" style:font-size-asian="16pt" style:font-size-complex="16pt"/>
    </style:style>
    <style:style style:name="P40" style:parent-style-name="Standard" style:list-style-name="LFO4" style:family="paragraph">
      <style:paragraph-properties fo:text-align="justify"/>
      <style:text-properties style:font-name="Calibri" style:font-name-asian="Yu Mincho" style:font-name-complex="Calibri"/>
    </style:style>
    <style:style style:name="P41" style:parent-style-name="Standard" style:family="paragraph">
      <style:paragraph-properties fo:text-align="justify" fo:margin-left="1in">
        <style:tab-stops/>
      </style:paragraph-properties>
    </style:style>
    <style:style style:name="T42" style:parent-style-name="Tipodeletrapredefinidodoparágrafo1" style:family="text">
      <style:text-properties style:font-name="Calibri" style:font-name-asian="Yu Mincho" style:font-name-complex="Calibri"/>
    </style:style>
    <style:style style:name="T43" style:parent-style-name="Tipodeletrapredefinidodoparágrafo1" style:family="text">
      <style:text-properties style:font-name="Calibri" style:font-name-asian="Yu Mincho" style:font-name-complex="Calibri"/>
    </style:style>
    <style:style style:name="P44" style:parent-style-name="Standard" style:family="paragraph">
      <style:paragraph-properties fo:text-align="justify" fo:margin-left="1in">
        <style:tab-stops/>
      </style:paragraph-properties>
    </style:style>
    <style:style style:name="T45" style:parent-style-name="Tipodeletrapredefinidodoparágrafo1" style:family="text">
      <style:text-properties style:font-name="Calibri" style:font-name-asian="Yu Mincho" style:font-name-complex="Calibri"/>
    </style:style>
    <style:style style:name="T46" style:parent-style-name="Tipodeletrapredefinidodoparágrafo1" style:family="text">
      <style:text-properties style:font-name="Calibri" style:font-name-asian="Yu Mincho" style:font-name-complex="Calibri"/>
    </style:style>
    <style:style style:name="P47" style:parent-style-name="Standard" style:family="paragraph">
      <style:paragraph-properties fo:text-align="justify" fo:margin-left="1in">
        <style:tab-stops/>
      </style:paragraph-properties>
    </style:style>
    <style:style style:name="T48" style:parent-style-name="Tipodeletrapredefinidodoparágrafo1" style:family="text">
      <style:text-properties style:font-name="Calibri" style:font-name-asian="Yu Mincho" style:font-name-complex="Calibri"/>
    </style:style>
    <style:style style:name="T49" style:parent-style-name="Tipodeletrapredefinidodoparágrafo1" style:family="text">
      <style:text-properties style:font-name="Calibri" style:font-name-asian="Yu Mincho" style:font-name-complex="Calibri"/>
    </style:style>
    <style:style style:name="T50" style:parent-style-name="Tipodeletrapredefinidodoparágrafo1" style:family="text">
      <style:text-properties style:font-name="Calibri" style:font-name-asian="Yu Mincho" style:font-name-complex="Calibri"/>
    </style:style>
    <style:style style:name="P51" style:parent-style-name="Standard" style:family="paragraph">
      <style:paragraph-properties fo:text-align="justify" fo:margin-left="1in">
        <style:tab-stops/>
      </style:paragraph-properties>
    </style:style>
    <style:style style:name="T52" style:parent-style-name="Tipodeletrapredefinidodoparágrafo1" style:family="text">
      <style:text-properties style:font-name="Calibri" style:font-name-asian="Yu Mincho" style:font-name-complex="Calibri"/>
    </style:style>
    <style:style style:name="P53" style:parent-style-name="Standard" style:family="paragraph">
      <style:paragraph-properties fo:text-align="justify" fo:margin-left="1in">
        <style:tab-stops/>
      </style:paragraph-properties>
    </style:style>
    <style:style style:name="T54" style:parent-style-name="Tipodeletrapredefinidodoparágrafo1" style:family="text">
      <style:text-properties style:font-name="Calibri" style:font-name-asian="Yu Mincho" style:font-name-complex="Calibri"/>
    </style:style>
    <style:style style:name="P55" style:parent-style-name="Standard" style:family="paragraph">
      <style:paragraph-properties fo:text-align="justify" fo:margin-left="1in">
        <style:tab-stops/>
      </style:paragraph-properties>
    </style:style>
    <style:style style:name="T56" style:parent-style-name="Tipodeletrapredefinidodoparágrafo1" style:family="text">
      <style:text-properties style:font-name="Calibri" style:font-name-asian="Yu Mincho" style:font-name-complex="Calibri"/>
    </style:style>
    <style:style style:name="P57" style:parent-style-name="Standard" style:family="paragraph">
      <style:paragraph-properties fo:text-align="justify" fo:margin-left="1in">
        <style:tab-stops/>
      </style:paragraph-properties>
      <style:text-properties style:font-name="Calibri" style:font-name-asian="Yu Mincho" style:font-name-complex="Calibri"/>
    </style:style>
    <style:style style:name="P58" style:parent-style-name="Standard" style:family="paragraph">
      <style:paragraph-properties fo:text-align="justify" fo:margin-left="1in">
        <style:tab-stops/>
      </style:paragraph-properties>
    </style:style>
    <style:style style:name="T59" style:parent-style-name="Tipodeletrapredefinidodoparágrafo1" style:family="text">
      <style:text-properties style:font-name="Calibri" style:font-name-asian="Yu Mincho" style:font-name-complex="Calibri"/>
    </style:style>
    <style:style style:name="P60" style:parent-style-name="Standard" style:family="paragraph">
      <style:paragraph-properties fo:text-align="justify" fo:margin-left="1in">
        <style:tab-stops/>
      </style:paragraph-properties>
      <style:text-properties style:font-name="Calibri" style:font-name-asian="Yu Mincho" style:font-name-complex="Calibri"/>
    </style:style>
    <style:style style:name="P61" style:parent-style-name="Standard" style:family="paragraph">
      <style:paragraph-properties fo:text-align="justify" fo:margin-left="1in">
        <style:tab-stops/>
      </style:paragraph-properties>
      <style:text-properties style:font-name="Calibri" style:font-name-asian="Yu Mincho" style:font-name-complex="Calibri"/>
    </style:style>
    <style:style style:name="P62" style:parent-style-name="Standard" style:family="paragraph">
      <style:paragraph-properties fo:text-align="justify" fo:margin-left="1in">
        <style:tab-stops/>
      </style:paragraph-properties>
      <style:text-properties style:font-name="Calibri" style:font-name-asian="Yu Mincho" style:font-name-complex="Calibri"/>
    </style:style>
    <style:style style:name="P63" style:parent-style-name="Standard" style:list-style-name="LFO4" style:family="paragraph">
      <style:paragraph-properties fo:text-align="justify"/>
      <style:text-properties style:font-name="Calibri" style:font-name-asian="Yu Mincho" style:font-name-complex="Calibri"/>
    </style:style>
    <style:style style:name="P64" style:parent-style-name="Standard" style:family="paragraph">
      <style:paragraph-properties fo:text-align="justify" fo:margin-left="1in">
        <style:tab-stops/>
      </style:paragraph-properties>
      <style:text-properties style:font-name="Calibri" style:font-name-asian="Yu Mincho" style:font-name-complex="Calibri"/>
    </style:style>
    <style:style style:name="P65" style:parent-style-name="Standard" style:list-style-name="LFO2" style:family="paragraph">
      <style:paragraph-properties fo:text-align="justify"/>
      <style:text-properties style:font-name="Calibri" style:font-name-asian="Yu Mincho" style:font-name-complex="Calibri" fo:font-weight="bold" style:font-weight-asian="bold" style:font-weight-complex="bold" fo:font-size="16pt" style:font-size-asian="16pt" style:font-size-complex="16pt"/>
    </style:style>
    <style:style style:name="P66" style:parent-style-name="Standard" style:list-style-name="LFO5" style:family="paragraph">
      <style:paragraph-properties fo:text-align="justify"/>
      <style:text-properties style:font-name="Calibri" style:font-name-asian="Yu Mincho" style:font-name-complex="Calibri"/>
    </style:style>
    <style:style style:name="P67" style:parent-style-name="Standard" style:list-style-name="LFO5" style:family="paragraph">
      <style:paragraph-properties fo:text-align="justify"/>
      <style:text-properties style:font-name="Calibri" style:font-name-asian="Yu Mincho" style:font-name-complex="Calibri"/>
    </style:style>
    <style:style style:name="P68" style:parent-style-name="Standard" style:list-style-name="LFO5" style:family="paragraph">
      <style:paragraph-properties fo:text-align="justify"/>
      <style:text-properties style:font-name="Calibri" style:font-name-asian="Yu Mincho" style:font-name-complex="Calibri"/>
    </style:style>
    <style:style style:name="P69" style:parent-style-name="Standard" style:family="paragraph">
      <style:paragraph-properties fo:text-align="justify" fo:margin-left="0.5in">
        <style:tab-stops/>
      </style:paragraph-properties>
      <style:text-properties style:font-name="Calibri" style:font-name-asian="Yu Mincho" style:font-name-complex="Calibri" fo:font-weight="bold" style:font-weight-asian="bold" style:font-weight-complex="bold" fo:font-size="16pt" style:font-size-asian="16pt" style:font-size-complex="16pt"/>
    </style:style>
    <style:style style:name="P70" style:parent-style-name="Standard" style:list-style-name="LFO2" style:family="paragraph">
      <style:paragraph-properties fo:text-align="justify"/>
      <style:text-properties style:font-name="Calibri" style:font-name-asian="Yu Mincho" style:font-name-complex="Calibri" fo:font-weight="bold" style:font-weight-asian="bold" style:font-weight-complex="bold" fo:font-size="16pt" style:font-size-asian="16pt" style:font-size-complex="16pt"/>
    </style:style>
    <style:style style:name="P71" style:parent-style-name="Standard" style:family="paragraph">
      <style:paragraph-properties fo:text-align="justify" fo:margin-left="0.5in">
        <style:tab-stops/>
      </style:paragraph-properties>
      <style:text-properties style:font-name="Calibri" style:font-name-asian="Yu Mincho" style:font-name-complex="Calibri" fo:language="en" fo:country="US"/>
    </style:style>
    <style:style style:name="P72" style:parent-style-name="Standard" style:family="paragraph">
      <style:paragraph-properties fo:text-align="justify" fo:margin-left="0.5in">
        <style:tab-stops/>
      </style:paragraph-properties>
      <style:text-properties style:font-name="Calibri" style:font-name-asian="Yu Mincho" style:font-name-complex="Calibri" fo:language="en" fo:country="US"/>
    </style:style>
    <style:style style:name="P73" style:parent-style-name="Standard" style:family="paragraph">
      <style:paragraph-properties fo:text-align="justify" fo:margin-left="0.5in">
        <style:tab-stops/>
      </style:paragraph-properties>
      <style:text-properties style:font-name="Calibri" style:font-name-asian="Yu Mincho" style:font-name-complex="Calibri" fo:font-weight="bold" style:font-weight-asian="bold" style:font-weight-complex="bold" fo:font-size="16pt" style:font-size-asian="16pt" style:font-size-complex="16pt" fo:language="en" fo:country="US"/>
    </style:style>
    <style:style style:name="P74" style:parent-style-name="Standard" style:list-style-name="LFO2" style:family="paragraph">
      <style:paragraph-properties fo:text-align="justify"/>
      <style:text-properties style:font-name="Calibri" style:font-name-asian="Yu Mincho" style:font-name-complex="Calibri" fo:font-weight="bold" style:font-weight-asian="bold" style:font-weight-complex="bold" fo:font-size="16pt" style:font-size-asian="16pt" style:font-size-complex="16pt"/>
    </style:style>
    <style:style style:name="P75" style:parent-style-name="Standard" style:list-style-name="LFO4" style:family="paragraph">
      <style:paragraph-properties fo:text-align="justify"/>
      <style:text-properties style:font-name="Calibri" style:font-name-asian="Yu Mincho" style:font-name-complex="Calibri"/>
    </style:style>
    <style:style style:name="P76" style:parent-style-name="Standard" style:list-style-name="LFO4" style:family="paragraph">
      <style:paragraph-properties fo:text-align="justify"/>
      <style:text-properties style:font-name="Calibri" style:font-name-asian="Yu Mincho" style:font-name-complex="Calibri"/>
    </style:style>
    <style:style style:name="P77" style:parent-style-name="Standard" style:list-style-name="LFO4" style:family="paragraph">
      <style:paragraph-properties fo:text-align="justify"/>
      <style:text-properties style:font-name="Calibri" style:font-name-asian="Yu Mincho" style:font-name-complex="Calibri"/>
    </style:style>
    <style:style style:name="P78" style:parent-style-name="Standard" style:list-style-name="LFO4" style:family="paragraph">
      <style:paragraph-properties fo:text-align="justify"/>
      <style:text-properties style:font-name="Calibri" style:font-name-asian="Yu Mincho" style:font-name-complex="Calibri"/>
    </style:style>
    <style:style style:name="P79" style:parent-style-name="Standard" style:list-style-name="LFO4" style:family="paragraph">
      <style:paragraph-properties fo:text-align="justify"/>
    </style:style>
    <style:style style:name="T80" style:parent-style-name="Tipodeletrapredefinidodoparágrafo1" style:family="text">
      <style:text-properties style:font-name="Calibri" style:font-name-asian="Yu Mincho" style:font-name-complex="Calibri"/>
    </style:style>
    <style:style style:name="T81" style:parent-style-name="Tipodeletrapredefinidodoparágrafo1" style:family="text">
      <style:text-properties style:font-name="Segoe UI Emoji" style:font-name-asian="Segoe UI Emoji" style:font-name-complex="Segoe UI Emoji"/>
    </style:style>
    <style:style style:name="T82" style:parent-style-name="Tipodeletrapredefinidodoparágrafo1" style:family="text">
      <style:text-properties style:font-name="Calibri" style:font-name-asian="Yu Mincho" style:font-name-complex="Calibri"/>
    </style:style>
    <style:style style:name="P83" style:parent-style-name="Standard" style:family="paragraph">
      <style:paragraph-properties fo:text-align="justify"/>
      <style:text-properties style:font-name="Calibri" style:font-name-asian="Yu Mincho" style:font-name-complex="Calibri"/>
    </style:style>
    <style:style style:name="P84" style:parent-style-name="Standard" style:family="paragraph">
      <style:paragraph-properties fo:text-align="justify"/>
      <style:text-properties style:font-name="Calibri" style:font-name-asian="Yu Mincho" style:font-name-complex="Calibri"/>
    </style:style>
    <style:style style:name="P85" style:parent-style-name="Standard" style:family="paragraph">
      <style:paragraph-properties fo:text-align="justify"/>
    </style:style>
    <style:style style:name="T86" style:parent-style-name="Tipodeletrapredefinidodoparágrafo1" style:family="text">
      <style:text-properties style:font-name="Calibri" style:font-name-asian="Yu Mincho" style:font-name-complex="Calibri" fo:font-weight="bold" style:font-weight-asian="bold" style:font-weight-complex="bold" fo:font-size="16pt" style:font-size-asian="16pt" style:font-size-complex="16pt"/>
    </style:style>
    <style:style style:name="T87" style:parent-style-name="Tipodeletrapredefinidodoparágrafo1" style:family="text">
      <style:text-properties style:font-name="Calibri" style:font-name-asian="Yu Mincho" style:font-name-complex="Calibri" fo:font-size="16pt" style:font-size-asian="16pt" style:font-size-complex="16pt"/>
    </style:style>
    <style:style style:name="P88" style:parent-style-name="Standard" style:family="paragraph">
      <style:paragraph-properties fo:text-align="justify"/>
      <style:text-properties style:font-name="Calibri" style:font-name-asian="Yu Mincho" style:font-name-complex="Calibri"/>
    </style:style>
    <style:style style:family="graphic" style:name="a6">
      <style:graphic-properties style:wrap="run-through" style:run-through="foreground" draw:fill="solid" draw:fill-color="#000000"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none" draw:stroke="solid" svg:stroke-width="0.01389in" svg:stroke-color="#042433"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gradient" draw:fill-gradient-name="a0"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0">
      <style:graphic-properties style:wrap="run-through" style:run-through="foreground" draw:fill="none" draw:stroke="solid" svg:stroke-width="0.01389in" svg:stroke-color="#042433"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solid" draw:fill-color="#156082" draw:opacity="100%" draw:stroke="solid" svg:stroke-width="0.01389in" svg:stroke-color="#042433"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solid" draw:fill-color="#000000"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1">
      <style:graphic-properties style:wrap="run-through" style:run-through="foreground" draw:fill="none" draw:stroke="solid" svg:stroke-width="0.01389in" svg:stroke-color="#042433" svg:stroke-opacity="100%" draw:stroke-linejoin="miter" svg:stroke-linecap="butt" style:horizontal-rel="paragraph" style:vertical-rel="paragraph" style:horizontal-pos="from-left" style:vertical-pos="from-top"/>
    </style:style>
    <style:style style:family="graphic" style:name="a9">
      <style:graphic-properties style:wrap="run-through" style:run-through="foreground" draw:fill="solid" draw:fill-color="#ffffff" draw:opacity="100%" draw:stroke="solid" svg:stroke-width="0.01389in" svg:stroke-color="#4ea72e" svg:stroke-opacity="100%" draw:stroke-linejoin="miter" svg:stroke-linecap="butt" style:horizontal-rel="paragraph" style:vertical-rel="paragraph" style:horizontal-pos="from-left" style:vertical-pos="from-top"/>
    </style:style>
    <style:style style:family="graphic" style:name="a12">
      <style:graphic-properties style:wrap="run-through" style:run-through="foreground" draw:fill="none" draw:stroke="solid" svg:stroke-width="0.01389in" svg:stroke-color="#042433"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gradient" draw:fill-gradient-name="a3"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solid" draw:fill-color="#ffffff" draw:opacity="100%" draw:stroke="solid" svg:stroke-width="0.01389in" svg:stroke-color="#4ea72e" svg:stroke-opacity="100%" draw:stroke-linejoin="miter" svg:stroke-linecap="butt" style:horizontal-rel="paragraph" style:vertical-rel="paragraph" style:horizontal-pos="from-left" style:vertical-pos="from-top"/>
    </style:style>
  </office:automatic-styles>
  <office:body>
    <office:text text:use-soft-page-breaks="true">
      <text:p text:style-name="P1">Acta 5: Reunião com Orientadores</text:p>
      <text:p text:style-name="P15"/>
      <text:p text:style-name="P16">Membros presentes:</text:p>
      <text:list text:style-name="LFO1" text:continue-numbering="true">
        <text:list-item>
          <text:p text:style-name="P17">José Silva</text:p>
        </text:list-item>
        <text:list-item>
          <text:p text:style-name="P18">João Vieira</text:p>
        </text:list-item>
        <text:list-item>
          <text:p text:style-name="P19">António Moreira</text:p>
        </text:list-item>
        <text:list-item>
          <text:p text:style-name="P20">Luís Diogo (Online)</text:p>
        </text:list-item>
      </text:list>
      <text:p text:style-name="P21"/>
      <text:p text:style-name="P22">Pontos Discutidos:</text:p>
      <text:p text:style-name="P23"/>
      <text:list text:style-name="LFO2" text:continue-numbering="true">
        <text:list-item>
          <text:p text:style-name="P24"><text:span text:style-name="T25">Cenários mais específicos:</text:span></text:p>
        </text:list-item>
      </text:list>
      <text:p text:style-name="P26">Cenários devem ser ainda mais específicos. Ex.: Trocar cenário “Miguel altera horários de todos” por algo mais específico e mais impactante.<text:s/></text:p>
      <text:p text:style-name="P27"/>
      <text:list text:style-name="LFO2" text:continue-numbering="true">
        <text:list-item>
          <text:p text:style-name="P28">Reorganizar o PowerPoint:</text:p>
        </text:list-item>
      </text:list>
      <text:list text:style-name="LFO3" text:continue-numbering="true">
        <text:list-item>
          <text:p text:style-name="P29">Vender o nosso “Produto” como se fosse um produto no Sharktank. Colocar um problema à cabeça e vender o nosso produto como a solução para esse problema! Objetivo é Prevenção! Dar mais atenção aos nadadores-salvadores.</text:p>
        </text:list-item>
        <text:list-item>
          <text:p text:style-name="P30">Ter um slide escondido com (Pulseiras, Pesquisas, Drones etc…)</text:p>
        </text:list-item>
        <text:list-item>
          <text:p text:style-name="P31">Trocar ordem do “Next Step” relativo a parcerias e organizações. Colocar antes outra coisa mais relevante para o imediato. Ex.: “Continuando desenvolvimento com foco no utilizador: (3 next steps)…” <text:s/></text:p>
        </text:list-item>
      </text:list>
      <text:p text:style-name="P32"/>
      <text:list text:style-name="LFO2" text:continue-numbering="true">
        <text:list-item>
          <text:p text:style-name="P33">Requerimentos:</text:p>
        </text:list-item>
      </text:list>
      <text:list text:style-name="LFO4" text:continue-numbering="true">
        <text:list-item>
          <text:p text:style-name="P34">Rever Requisitos e reajustar títulos:</text:p>
          <text:list text:continue-numbering="true">
            <text:list-item>
              <text:p text:style-name="P35">Mapa interativo não é resposta para um problema!</text:p>
            </text:list-item>
            <text:list-item>
              <text:p text:style-name="P36">Mapa interativo deve ser responsivo.</text:p>
            </text:list-item>
            <text:list-item>
              <text:p text:style-name="P37">Cross Plataform (retirar web app. Webapp é a resposta para cross platform).</text:p>
            </text:list-item>
          </text:list>
        </text:list-item>
      </text:list>
      <text:p text:style-name="P38"/>
      <text:list text:style-name="LFO2" text:continue-numbering="true">
        <text:list-item>
          <text:p text:style-name="P39">User Interface:</text:p>
        </text:list-item>
      </text:list>
      <text:list text:style-name="LFO4" text:continue-numbering="true">
        <text:list-item>
          <text:p text:style-name="P40">Dizer que é responsiva! Duas Interfaces para o mesmo programa. Uma interface para gerir praias outra (secundária) para beachgoers.</text:p>
        </text:list-item>
      </text:list>
      <text:p text:style-name="P41"><text:span text:style-name="T42"><draw:custom-shape svg:x="5.2125in" svg:y="0.06944in" svg:width="0.42639in" svg:height="2.29167in" draw:z-index="251658239" draw:id="id0" draw:style-name="a1" draw:name="Retângulo 9" text:anchor-type="paragraph"><svg:title/><svg:desc/><draw:enhanced-geometry draw:type="non-primitive" svg:viewBox="0 0 21600 21600" draw:enhanced-path="M 0 0 L 21600 0 21600 21600 0 21600 Z N"/></draw:custom-shape></text:span><text:span text:style-name="T43"><draw:custom-shape svg:x="1.32708in" svg:y="0.19444in" svg:width="2.73889in" svg:height="1.85417in" draw:z-index="251659264" draw:id="id1" draw:style-name="a2" draw:name="Retângulo: Cantos Arredondados 1" text:anchor-type="paragraph"><svg:title/><svg:desc/><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809"><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44"><text:span text:style-name="T45"><draw:custom-shape svg:x="2.99375in" svg:y="0.15764in" svg:width="0.875in" svg:height="1.48889in" draw:z-index="251663360" draw:id="id2" draw:style-name="a4" draw:name="Retângulo: Cantos Arredondados 1" text:anchor-type="paragraph"><svg:title/><svg:desc/><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46"><draw:custom-shape svg:x="1.49375in" svg:y="0.15764in" svg:width="2.37431in" svg:height="1.5in" draw:z-index="251661312" draw:id="id3" draw:style-name="a5" draw:name="Retângulo: Cantos Arredondados 1" text:anchor-type="paragraph"><svg:title/><svg:desc/><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44"><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47"><text:span text:style-name="T48"><draw:custom-shape svg:x="5.11875in" svg:y="0.11042in" svg:width="0.59375in" svg:height="1.43681in" draw:z-index="251671552" draw:id="id4" draw:style-name="a6" draw:name="Retângulo 7" text:anchor-type="paragraph"><svg:title/><svg:desc/><draw:enhanced-geometry draw:type="non-primitive" svg:viewBox="0 0 21600 21600" draw:enhanced-path="M 0 0 L 21600 0 21600 21600 0 21600 Z N"/></draw:custom-shape></text:span><text:span text:style-name="T49"><draw:custom-shape svg:x="1.50417in" svg:y="0.19374in" svg:width="1.5in" svg:height="0.25in" draw:z-index="251670528" draw:id="id5" draw:style-name="a7" draw:name="Forma livre: Forma 5" text:anchor-type="paragraph"><svg:title/><svg:desc/><draw:enhanced-geometry draw:type="non-primitive" svg:viewBox="0 0 1371600 229562" draw:enhanced-path="M ?f0 ?f3 C ?f4 ?f5 ?f6 ?f7 ?f8 ?f9 ?f10 ?f11 ?f12 ?f13 ?f14 ?f15 ?f16 ?f17 ?f18 ?f19 ?f20 ?f21 ?f22 ?f23 ?f24 ?f25 ?f26 ?f27 ?f28 ?f29 ?f30 ?f31 ?f1 ?f32 N" draw:text-areas="?f61 ?f63 ?f62 ?f64" draw:glue-points="?f65 ?f66 ?f67 ?f68 ?f69 ?f70 ?f71 ?f72 ?f73 ?f74 ?f75 ?f76" draw:glue-point-leaving-directions="-90, -90, -90, -90, -90, -90"><draw:equation draw:name="f0" draw:formula="0"/><draw:equation draw:name="f1" draw:formula="1371600"/><draw:equation draw:name="f2" draw:formula="229562"/><draw:equation draw:name="f3" draw:formula="190509"/><draw:equation draw:name="f4" draw:formula="15875"/><draw:equation draw:name="f5" draw:formula="134946"/><draw:equation draw:name="f6" draw:formula="31750"/><draw:equation draw:name="f7" draw:formula="79384"/><draw:equation draw:name="f8" draw:formula="104775"/><draw:equation draw:name="f9" draw:formula="85734"/><draw:equation draw:name="f10" draw:formula="177800"/><draw:equation draw:name="f11" draw:formula="92084"/><draw:equation draw:name="f12" draw:formula="319088"/><draw:equation draw:name="f13" draw:formula="242896"/><draw:equation draw:name="f14" draw:formula="438150"/><draw:equation draw:name="f15" draw:formula="228609"/><draw:equation draw:name="f16" draw:formula="557212"/><draw:equation draw:name="f17" draw:formula="214322"/><draw:equation draw:name="f18" draw:formula="709613"/><draw:equation draw:name="f19" draw:formula="1596"/><draw:equation draw:name="f20" draw:formula="819150"/><draw:equation draw:name="f21" draw:formula="9"/><draw:equation draw:name="f22" draw:formula="928687"/><draw:equation draw:name="f23" draw:formula="-1578"/><draw:equation draw:name="f24" draw:formula="1003300"/><draw:equation draw:name="f25" draw:formula="192097"/><draw:equation draw:name="f26" draw:formula="1095375"/><draw:equation draw:name="f27" draw:formula="219084"/><draw:equation draw:name="f28" draw:formula="1187450"/><draw:equation draw:name="f29" draw:formula="246071"/><draw:equation draw:name="f30" draw:formula="1279525"/><draw:equation draw:name="f31" draw:formula="204002"/><draw:equation draw:name="f32" draw:formula="161934"/><draw:equation draw:name="f33" draw:formula="?f2 - ?f0"/><draw:equation draw:name="f34" draw:formula="?f1 - ?f0"/><draw:equation draw:name="f35" draw:formula="?f34 / 1371600"/><draw:equation draw:name="f36" draw:formula="?f33 / 229562"/><draw:equation draw:name="f37" draw:formula="0 * ?f34"/><draw:equation draw:name="f38" draw:formula="190509 * ?f33"/><draw:equation draw:name="f39" draw:formula="104775 * ?f34"/><draw:equation draw:name="f40" draw:formula="85734 * ?f33"/><draw:equation draw:name="f41" draw:formula="438150 * ?f34"/><draw:equation draw:name="f42" draw:formula="228609 * ?f33"/><draw:equation draw:name="f43" draw:formula="819150 * ?f34"/><draw:equation draw:name="f44" draw:formula="9 * ?f33"/><draw:equation draw:name="f45" draw:formula="1095375 * ?f34"/><draw:equation draw:name="f46" draw:formula="219084 * ?f33"/><draw:equation draw:name="f47" draw:formula="1371600 * ?f34"/><draw:equation draw:name="f48" draw:formula="161934 * ?f33"/><draw:equation draw:name="f49" draw:formula="?f37 / 1371600"/><draw:equation draw:name="f50" draw:formula="?f38 / 229562"/><draw:equation draw:name="f51" draw:formula="?f39 / 1371600"/><draw:equation draw:name="f52" draw:formula="?f40 / 229562"/><draw:equation draw:name="f53" draw:formula="?f41 / 1371600"/><draw:equation draw:name="f54" draw:formula="?f42 / 229562"/><draw:equation draw:name="f55" draw:formula="?f43 / 1371600"/><draw:equation draw:name="f56" draw:formula="?f44 / 229562"/><draw:equation draw:name="f57" draw:formula="?f45 / 1371600"/><draw:equation draw:name="f58" draw:formula="?f46 / 229562"/><draw:equation draw:name="f59" draw:formula="?f47 / 1371600"/><draw:equation draw:name="f60" draw:formula="?f48 / 229562"/><draw:equation draw:name="f61" draw:formula="?f0 / ?f35"/><draw:equation draw:name="f62" draw:formula="?f1 / ?f35"/><draw:equation draw:name="f63" draw:formula="?f0 / ?f36"/><draw:equation draw:name="f64" draw:formula="?f2 / ?f36"/><draw:equation draw:name="f65" draw:formula="?f49 / ?f35"/><draw:equation draw:name="f66" draw:formula="?f50 / ?f36"/><draw:equation draw:name="f67" draw:formula="?f51 / ?f35"/><draw:equation draw:name="f68" draw:formula="?f52 / ?f36"/><draw:equation draw:name="f69" draw:formula="?f53 / ?f35"/><draw:equation draw:name="f70" draw:formula="?f54 / ?f36"/><draw:equation draw:name="f71" draw:formula="?f55 / ?f35"/><draw:equation draw:name="f72" draw:formula="?f56 / ?f36"/><draw:equation draw:name="f73" draw:formula="?f57 / ?f35"/><draw:equation draw:name="f74" draw:formula="?f58 / ?f36"/><draw:equation draw:name="f75" draw:formula="?f59 / ?f35"/><draw:equation draw:name="f76" draw:formula="?f60 / ?f36"/></draw:enhanced-geometry></draw:custom-shape></text:span><text:span text:style-name="T50"><draw:custom-shape svg:x="3.525in" svg:y="0.0375in" svg:width="0.26042in" svg:height="0.25in" draw:z-index="251664384" draw:id="id6" draw:style-name="a8" draw:name="Oval 2"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p>
      <text:p text:style-name="P51"><text:span text:style-name="T52"><draw:custom-shape svg:x="5.23333in" svg:y="0.03194in" svg:width="0.36389in" svg:height="1.17639in" draw:z-index="251672576" draw:id="id7" draw:style-name="a9" draw:name="Retângulo 8" text:anchor-type="paragraph"><svg:title/><svg:desc/><draw:enhanced-geometry draw:type="non-primitive" svg:viewBox="0 0 21600 21600" draw:enhanced-path="M 0 0 L 21600 0 21600 21600 0 21600 Z N"/></draw:custom-shape></text:span></text:p>
      <text:p text:style-name="P53"><text:span text:style-name="T54"><draw:custom-shape svg:x="3.15in" svg:y="0.00556in" svg:width="0.625in" svg:height="0.125in" draw:z-index="251667456" draw:id="id8" draw:style-name="a10" draw:name="Forma livre: Forma 4" text:anchor-type="paragraph"><svg:title/><svg:desc/><draw:enhanced-geometry draw:type="non-primitive" svg:viewBox="0 0 571500 115559" draw:enhanced-path="M ?f0 ?f3 L ?f3 ?f4 C ?f5 ?f6 ?f7 ?f8 ?f9 ?f10 ?f11 ?f12 ?f13 ?f14 ?f13 ?f14 ?f15 ?f14 ?f16 ?f17 ?f18 ?f10 ?f19 ?f20 ?f21 ?f5 ?f22 ?f23 ?f24 ?f25 ?f26 ?f0 ?f27 ?f0 ?f28 ?f0 ?f29 ?f30 ?f31 ?f23 ?f32 ?f33 ?f34 ?f35 ?f36 ?f37 ?f38 ?f6 ?f39 ?f9 ?f40 ?f41 ?f42 ?f43 ?f1 ?f44 ?f1 ?f44 N" draw:text-areas="?f89 ?f91 ?f90 ?f92" draw:glue-points="?f93 ?f94 ?f95 ?f96 ?f97 ?f98 ?f99 ?f100 ?f101 ?f98 ?f102 ?f103 ?f104 ?f105 ?f106 ?f103 ?f107 ?f108 ?f109 ?f110 ?f111 ?f112" draw:glue-point-leaving-directions="-90, -90, -90, -90, -90, -90, -90, -90, -90, -90, -90"><draw:equation draw:name="f0" draw:formula="0"/><draw:equation draw:name="f1" draw:formula="571500"/><draw:equation draw:name="f2" draw:formula="115559"/><draw:equation draw:name="f3" draw:formula="85725"/><draw:equation draw:name="f4" draw:formula="28575"/><draw:equation draw:name="f5" draw:formula="103187"/><draw:equation draw:name="f6" draw:formula="22225"/><draw:equation draw:name="f7" draw:formula="88900"/><draw:equation draw:name="f8" draw:formula="42863"/><draw:equation draw:name="f9" draw:formula="104775"/><draw:equation draw:name="f10" draw:formula="47625"/><draw:equation draw:name="f11" draw:formula="120650"/><draw:equation draw:name="f12" draw:formula="52387"/><draw:equation draw:name="f13" draw:formula="180975"/><draw:equation draw:name="f14" draw:formula="57150"/><draw:equation draw:name="f15" draw:formula="203200"/><draw:equation draw:name="f16" draw:formula="220663"/><draw:equation draw:name="f17" draw:formula="41275"/><draw:equation draw:name="f18" draw:formula="238125"/><draw:equation draw:name="f19" draw:formula="255587"/><draw:equation draw:name="f20" draw:formula="53975"/><draw:equation draw:name="f21" draw:formula="269875"/><draw:equation draw:name="f22" draw:formula="285750"/><draw:equation draw:name="f23" draw:formula="95250"/><draw:equation draw:name="f24" draw:formula="301625"/><draw:equation draw:name="f25" draw:formula="87313"/><draw:equation draw:name="f26" draw:formula="317500"/><draw:equation draw:name="f27" draw:formula="333375"/><draw:equation draw:name="f28" draw:formula="349250"/><draw:equation draw:name="f29" draw:formula="365125"/><draw:equation draw:name="f30" draw:formula="92075"/><draw:equation draw:name="f31" draw:formula="381000"/><draw:equation draw:name="f32" draw:formula="396875"/><draw:equation draw:name="f33" draw:formula="98425"/><draw:equation draw:name="f34" draw:formula="403225"/><draw:equation draw:name="f35" draw:formula="15875"/><draw:equation draw:name="f36" draw:formula="428625"/><draw:equation draw:name="f37" draw:formula="19050"/><draw:equation draw:name="f38" draw:formula="454025"/><draw:equation draw:name="f39" draw:formula="509588"/><draw:equation draw:name="f40" draw:formula="533400"/><draw:equation draw:name="f41" draw:formula="114300"/><draw:equation draw:name="f42" draw:formula="557213"/><draw:equation draw:name="f43" draw:formula="123825"/><draw:equation draw:name="f44" draw:formula="76200"/><draw:equation draw:name="f45" draw:formula="?f2 - ?f0"/><draw:equation draw:name="f46" draw:formula="?f1 - ?f0"/><draw:equation draw:name="f47" draw:formula="?f46 / 571500"/><draw:equation draw:name="f48" draw:formula="?f45 / 115559"/><draw:equation draw:name="f49" draw:formula="0 * ?f46"/><draw:equation draw:name="f50" draw:formula="85725 * ?f45"/><draw:equation draw:name="f51" draw:formula="85725 * ?f46"/><draw:equation draw:name="f52" draw:formula="28575 * ?f45"/><draw:equation draw:name="f53" draw:formula="104775 * ?f46"/><draw:equation draw:name="f54" draw:formula="47625 * ?f45"/><draw:equation draw:name="f55" draw:formula="180975 * ?f46"/><draw:equation draw:name="f56" draw:formula="57150 * ?f45"/><draw:equation draw:name="f57" draw:formula="238125 * ?f46"/><draw:equation draw:name="f58" draw:formula="285750 * ?f46"/><draw:equation draw:name="f59" draw:formula="95250 * ?f45"/><draw:equation draw:name="f60" draw:formula="333375 * ?f46"/><draw:equation draw:name="f61" draw:formula="0 * ?f45"/><draw:equation draw:name="f62" draw:formula="381000 * ?f46"/><draw:equation draw:name="f63" draw:formula="428625 * ?f46"/><draw:equation draw:name="f64" draw:formula="19050 * ?f45"/><draw:equation draw:name="f65" draw:formula="533400 * ?f46"/><draw:equation draw:name="f66" draw:formula="114300 * ?f45"/><draw:equation draw:name="f67" draw:formula="571500 * ?f46"/><draw:equation draw:name="f68" draw:formula="76200 * ?f45"/><draw:equation draw:name="f69" draw:formula="?f49 / 571500"/><draw:equation draw:name="f70" draw:formula="?f50 / 115559"/><draw:equation draw:name="f71" draw:formula="?f51 / 571500"/><draw:equation draw:name="f72" draw:formula="?f52 / 115559"/><draw:equation draw:name="f73" draw:formula="?f53 / 571500"/><draw:equation draw:name="f74" draw:formula="?f54 / 115559"/><draw:equation draw:name="f75" draw:formula="?f55 / 571500"/><draw:equation draw:name="f76" draw:formula="?f56 / 115559"/><draw:equation draw:name="f77" draw:formula="?f57 / 571500"/><draw:equation draw:name="f78" draw:formula="?f58 / 571500"/><draw:equation draw:name="f79" draw:formula="?f59 / 115559"/><draw:equation draw:name="f80" draw:formula="?f60 / 571500"/><draw:equation draw:name="f81" draw:formula="?f61 / 115559"/><draw:equation draw:name="f82" draw:formula="?f62 / 571500"/><draw:equation draw:name="f83" draw:formula="?f63 / 571500"/><draw:equation draw:name="f84" draw:formula="?f64 / 115559"/><draw:equation draw:name="f85" draw:formula="?f65 / 571500"/><draw:equation draw:name="f86" draw:formula="?f66 / 115559"/><draw:equation draw:name="f87" draw:formula="?f67 / 571500"/><draw:equation draw:name="f88" draw:formula="?f68 / 115559"/><draw:equation draw:name="f89" draw:formula="?f0 / ?f47"/><draw:equation draw:name="f90" draw:formula="?f1 / ?f47"/><draw:equation draw:name="f91" draw:formula="?f0 / ?f48"/><draw:equation draw:name="f92" draw:formula="?f2 / ?f48"/><draw:equation draw:name="f93" draw:formula="?f69 / ?f47"/><draw:equation draw:name="f94" draw:formula="?f70 / ?f48"/><draw:equation draw:name="f95" draw:formula="?f71 / ?f47"/><draw:equation draw:name="f96" draw:formula="?f72 / ?f48"/><draw:equation draw:name="f97" draw:formula="?f73 / ?f47"/><draw:equation draw:name="f98" draw:formula="?f74 / ?f48"/><draw:equation draw:name="f99" draw:formula="?f75 / ?f47"/><draw:equation draw:name="f100" draw:formula="?f76 / ?f48"/><draw:equation draw:name="f101" draw:formula="?f77 / ?f47"/><draw:equation draw:name="f102" draw:formula="?f78 / ?f47"/><draw:equation draw:name="f103" draw:formula="?f79 / ?f48"/><draw:equation draw:name="f104" draw:formula="?f80 / ?f47"/><draw:equation draw:name="f105" draw:formula="?f81 / ?f48"/><draw:equation draw:name="f106" draw:formula="?f82 / ?f47"/><draw:equation draw:name="f107" draw:formula="?f83 / ?f47"/><draw:equation draw:name="f108" draw:formula="?f84 / ?f48"/><draw:equation draw:name="f109" draw:formula="?f85 / ?f47"/><draw:equation draw:name="f110" draw:formula="?f86 / ?f48"/><draw:equation draw:name="f111" draw:formula="?f87 / ?f47"/><draw:equation draw:name="f112" draw:formula="?f88 / ?f48"/></draw:enhanced-geometry></draw:custom-shape></text:span></text:p>
      <text:p text:style-name="P55"><text:span text:style-name="T56"><draw:custom-shape svg:x="3.11875in" svg:y="0.07292in" svg:width="0.625in" svg:height="0.125in" draw:z-index="251669504" draw:id="id9" draw:style-name="a11" draw:name="Forma livre: Forma 4" text:anchor-type="paragraph"><svg:title/><svg:desc/><draw:enhanced-geometry draw:type="non-primitive" svg:viewBox="0 0 571500 115559" draw:enhanced-path="M ?f0 ?f3 L ?f3 ?f4 C ?f5 ?f6 ?f7 ?f8 ?f9 ?f10 ?f11 ?f12 ?f13 ?f14 ?f13 ?f14 ?f15 ?f14 ?f16 ?f17 ?f18 ?f10 ?f19 ?f20 ?f21 ?f5 ?f22 ?f23 ?f24 ?f25 ?f26 ?f0 ?f27 ?f0 ?f28 ?f0 ?f29 ?f30 ?f31 ?f23 ?f32 ?f33 ?f34 ?f35 ?f36 ?f37 ?f38 ?f6 ?f39 ?f9 ?f40 ?f41 ?f42 ?f43 ?f1 ?f44 ?f1 ?f44 N" draw:text-areas="?f89 ?f91 ?f90 ?f92" draw:glue-points="?f93 ?f94 ?f95 ?f96 ?f97 ?f98 ?f99 ?f100 ?f101 ?f98 ?f102 ?f103 ?f104 ?f105 ?f106 ?f103 ?f107 ?f108 ?f109 ?f110 ?f111 ?f112" draw:glue-point-leaving-directions="-90, -90, -90, -90, -90, -90, -90, -90, -90, -90, -90"><draw:equation draw:name="f0" draw:formula="0"/><draw:equation draw:name="f1" draw:formula="571500"/><draw:equation draw:name="f2" draw:formula="115559"/><draw:equation draw:name="f3" draw:formula="85725"/><draw:equation draw:name="f4" draw:formula="28575"/><draw:equation draw:name="f5" draw:formula="103187"/><draw:equation draw:name="f6" draw:formula="22225"/><draw:equation draw:name="f7" draw:formula="88900"/><draw:equation draw:name="f8" draw:formula="42863"/><draw:equation draw:name="f9" draw:formula="104775"/><draw:equation draw:name="f10" draw:formula="47625"/><draw:equation draw:name="f11" draw:formula="120650"/><draw:equation draw:name="f12" draw:formula="52387"/><draw:equation draw:name="f13" draw:formula="180975"/><draw:equation draw:name="f14" draw:formula="57150"/><draw:equation draw:name="f15" draw:formula="203200"/><draw:equation draw:name="f16" draw:formula="220663"/><draw:equation draw:name="f17" draw:formula="41275"/><draw:equation draw:name="f18" draw:formula="238125"/><draw:equation draw:name="f19" draw:formula="255587"/><draw:equation draw:name="f20" draw:formula="53975"/><draw:equation draw:name="f21" draw:formula="269875"/><draw:equation draw:name="f22" draw:formula="285750"/><draw:equation draw:name="f23" draw:formula="95250"/><draw:equation draw:name="f24" draw:formula="301625"/><draw:equation draw:name="f25" draw:formula="87313"/><draw:equation draw:name="f26" draw:formula="317500"/><draw:equation draw:name="f27" draw:formula="333375"/><draw:equation draw:name="f28" draw:formula="349250"/><draw:equation draw:name="f29" draw:formula="365125"/><draw:equation draw:name="f30" draw:formula="92075"/><draw:equation draw:name="f31" draw:formula="381000"/><draw:equation draw:name="f32" draw:formula="396875"/><draw:equation draw:name="f33" draw:formula="98425"/><draw:equation draw:name="f34" draw:formula="403225"/><draw:equation draw:name="f35" draw:formula="15875"/><draw:equation draw:name="f36" draw:formula="428625"/><draw:equation draw:name="f37" draw:formula="19050"/><draw:equation draw:name="f38" draw:formula="454025"/><draw:equation draw:name="f39" draw:formula="509588"/><draw:equation draw:name="f40" draw:formula="533400"/><draw:equation draw:name="f41" draw:formula="114300"/><draw:equation draw:name="f42" draw:formula="557213"/><draw:equation draw:name="f43" draw:formula="123825"/><draw:equation draw:name="f44" draw:formula="76200"/><draw:equation draw:name="f45" draw:formula="?f2 - ?f0"/><draw:equation draw:name="f46" draw:formula="?f1 - ?f0"/><draw:equation draw:name="f47" draw:formula="?f46 / 571500"/><draw:equation draw:name="f48" draw:formula="?f45 / 115559"/><draw:equation draw:name="f49" draw:formula="0 * ?f46"/><draw:equation draw:name="f50" draw:formula="85725 * ?f45"/><draw:equation draw:name="f51" draw:formula="85725 * ?f46"/><draw:equation draw:name="f52" draw:formula="28575 * ?f45"/><draw:equation draw:name="f53" draw:formula="104775 * ?f46"/><draw:equation draw:name="f54" draw:formula="47625 * ?f45"/><draw:equation draw:name="f55" draw:formula="180975 * ?f46"/><draw:equation draw:name="f56" draw:formula="57150 * ?f45"/><draw:equation draw:name="f57" draw:formula="238125 * ?f46"/><draw:equation draw:name="f58" draw:formula="285750 * ?f46"/><draw:equation draw:name="f59" draw:formula="95250 * ?f45"/><draw:equation draw:name="f60" draw:formula="333375 * ?f46"/><draw:equation draw:name="f61" draw:formula="0 * ?f45"/><draw:equation draw:name="f62" draw:formula="381000 * ?f46"/><draw:equation draw:name="f63" draw:formula="428625 * ?f46"/><draw:equation draw:name="f64" draw:formula="19050 * ?f45"/><draw:equation draw:name="f65" draw:formula="533400 * ?f46"/><draw:equation draw:name="f66" draw:formula="114300 * ?f45"/><draw:equation draw:name="f67" draw:formula="571500 * ?f46"/><draw:equation draw:name="f68" draw:formula="76200 * ?f45"/><draw:equation draw:name="f69" draw:formula="?f49 / 571500"/><draw:equation draw:name="f70" draw:formula="?f50 / 115559"/><draw:equation draw:name="f71" draw:formula="?f51 / 571500"/><draw:equation draw:name="f72" draw:formula="?f52 / 115559"/><draw:equation draw:name="f73" draw:formula="?f53 / 571500"/><draw:equation draw:name="f74" draw:formula="?f54 / 115559"/><draw:equation draw:name="f75" draw:formula="?f55 / 571500"/><draw:equation draw:name="f76" draw:formula="?f56 / 115559"/><draw:equation draw:name="f77" draw:formula="?f57 / 571500"/><draw:equation draw:name="f78" draw:formula="?f58 / 571500"/><draw:equation draw:name="f79" draw:formula="?f59 / 115559"/><draw:equation draw:name="f80" draw:formula="?f60 / 571500"/><draw:equation draw:name="f81" draw:formula="?f61 / 115559"/><draw:equation draw:name="f82" draw:formula="?f62 / 571500"/><draw:equation draw:name="f83" draw:formula="?f63 / 571500"/><draw:equation draw:name="f84" draw:formula="?f64 / 115559"/><draw:equation draw:name="f85" draw:formula="?f65 / 571500"/><draw:equation draw:name="f86" draw:formula="?f66 / 115559"/><draw:equation draw:name="f87" draw:formula="?f67 / 571500"/><draw:equation draw:name="f88" draw:formula="?f68 / 115559"/><draw:equation draw:name="f89" draw:formula="?f0 / ?f47"/><draw:equation draw:name="f90" draw:formula="?f1 / ?f47"/><draw:equation draw:name="f91" draw:formula="?f0 / ?f48"/><draw:equation draw:name="f92" draw:formula="?f2 / ?f48"/><draw:equation draw:name="f93" draw:formula="?f69 / ?f47"/><draw:equation draw:name="f94" draw:formula="?f70 / ?f48"/><draw:equation draw:name="f95" draw:formula="?f71 / ?f47"/><draw:equation draw:name="f96" draw:formula="?f72 / ?f48"/><draw:equation draw:name="f97" draw:formula="?f73 / ?f47"/><draw:equation draw:name="f98" draw:formula="?f74 / ?f48"/><draw:equation draw:name="f99" draw:formula="?f75 / ?f47"/><draw:equation draw:name="f100" draw:formula="?f76 / ?f48"/><draw:equation draw:name="f101" draw:formula="?f77 / ?f47"/><draw:equation draw:name="f102" draw:formula="?f78 / ?f47"/><draw:equation draw:name="f103" draw:formula="?f79 / ?f48"/><draw:equation draw:name="f104" draw:formula="?f80 / ?f47"/><draw:equation draw:name="f105" draw:formula="?f81 / ?f48"/><draw:equation draw:name="f106" draw:formula="?f82 / ?f47"/><draw:equation draw:name="f107" draw:formula="?f83 / ?f47"/><draw:equation draw:name="f108" draw:formula="?f84 / ?f48"/><draw:equation draw:name="f109" draw:formula="?f85 / ?f47"/><draw:equation draw:name="f110" draw:formula="?f86 / ?f48"/><draw:equation draw:name="f111" draw:formula="?f87 / ?f47"/><draw:equation draw:name="f112" draw:formula="?f88 / ?f48"/></draw:enhanced-geometry></draw:custom-shape></text:span></text:p>
      <text:p text:style-name="P57"/>
      <text:p text:style-name="P58"><text:span text:style-name="T59"><draw:custom-shape svg:x="3.13958in" svg:y="0.00972in" svg:width="0.625in" svg:height="0.125in" draw:z-index="251665408" draw:id="id10" draw:style-name="a12" draw:name="Forma livre: Forma 4" text:anchor-type="paragraph"><svg:title/><svg:desc/><draw:enhanced-geometry draw:type="non-primitive" svg:viewBox="0 0 571500 115559" draw:enhanced-path="M ?f0 ?f3 L ?f3 ?f4 C ?f5 ?f6 ?f7 ?f8 ?f9 ?f10 ?f11 ?f12 ?f13 ?f14 ?f13 ?f14 ?f15 ?f14 ?f16 ?f17 ?f18 ?f10 ?f19 ?f20 ?f21 ?f5 ?f22 ?f23 ?f24 ?f25 ?f26 ?f0 ?f27 ?f0 ?f28 ?f0 ?f29 ?f30 ?f31 ?f23 ?f32 ?f33 ?f34 ?f35 ?f36 ?f37 ?f38 ?f6 ?f39 ?f9 ?f40 ?f41 ?f42 ?f43 ?f1 ?f44 ?f1 ?f44 N" draw:text-areas="?f89 ?f91 ?f90 ?f92" draw:glue-points="?f93 ?f94 ?f95 ?f96 ?f97 ?f98 ?f99 ?f100 ?f101 ?f98 ?f102 ?f103 ?f104 ?f105 ?f106 ?f103 ?f107 ?f108 ?f109 ?f110 ?f111 ?f112" draw:glue-point-leaving-directions="-90, -90, -90, -90, -90, -90, -90, -90, -90, -90, -90"><draw:equation draw:name="f0" draw:formula="0"/><draw:equation draw:name="f1" draw:formula="571500"/><draw:equation draw:name="f2" draw:formula="115559"/><draw:equation draw:name="f3" draw:formula="85725"/><draw:equation draw:name="f4" draw:formula="28575"/><draw:equation draw:name="f5" draw:formula="103187"/><draw:equation draw:name="f6" draw:formula="22225"/><draw:equation draw:name="f7" draw:formula="88900"/><draw:equation draw:name="f8" draw:formula="42863"/><draw:equation draw:name="f9" draw:formula="104775"/><draw:equation draw:name="f10" draw:formula="47625"/><draw:equation draw:name="f11" draw:formula="120650"/><draw:equation draw:name="f12" draw:formula="52387"/><draw:equation draw:name="f13" draw:formula="180975"/><draw:equation draw:name="f14" draw:formula="57150"/><draw:equation draw:name="f15" draw:formula="203200"/><draw:equation draw:name="f16" draw:formula="220663"/><draw:equation draw:name="f17" draw:formula="41275"/><draw:equation draw:name="f18" draw:formula="238125"/><draw:equation draw:name="f19" draw:formula="255587"/><draw:equation draw:name="f20" draw:formula="53975"/><draw:equation draw:name="f21" draw:formula="269875"/><draw:equation draw:name="f22" draw:formula="285750"/><draw:equation draw:name="f23" draw:formula="95250"/><draw:equation draw:name="f24" draw:formula="301625"/><draw:equation draw:name="f25" draw:formula="87313"/><draw:equation draw:name="f26" draw:formula="317500"/><draw:equation draw:name="f27" draw:formula="333375"/><draw:equation draw:name="f28" draw:formula="349250"/><draw:equation draw:name="f29" draw:formula="365125"/><draw:equation draw:name="f30" draw:formula="92075"/><draw:equation draw:name="f31" draw:formula="381000"/><draw:equation draw:name="f32" draw:formula="396875"/><draw:equation draw:name="f33" draw:formula="98425"/><draw:equation draw:name="f34" draw:formula="403225"/><draw:equation draw:name="f35" draw:formula="15875"/><draw:equation draw:name="f36" draw:formula="428625"/><draw:equation draw:name="f37" draw:formula="19050"/><draw:equation draw:name="f38" draw:formula="454025"/><draw:equation draw:name="f39" draw:formula="509588"/><draw:equation draw:name="f40" draw:formula="533400"/><draw:equation draw:name="f41" draw:formula="114300"/><draw:equation draw:name="f42" draw:formula="557213"/><draw:equation draw:name="f43" draw:formula="123825"/><draw:equation draw:name="f44" draw:formula="76200"/><draw:equation draw:name="f45" draw:formula="?f2 - ?f0"/><draw:equation draw:name="f46" draw:formula="?f1 - ?f0"/><draw:equation draw:name="f47" draw:formula="?f46 / 571500"/><draw:equation draw:name="f48" draw:formula="?f45 / 115559"/><draw:equation draw:name="f49" draw:formula="0 * ?f46"/><draw:equation draw:name="f50" draw:formula="85725 * ?f45"/><draw:equation draw:name="f51" draw:formula="85725 * ?f46"/><draw:equation draw:name="f52" draw:formula="28575 * ?f45"/><draw:equation draw:name="f53" draw:formula="104775 * ?f46"/><draw:equation draw:name="f54" draw:formula="47625 * ?f45"/><draw:equation draw:name="f55" draw:formula="180975 * ?f46"/><draw:equation draw:name="f56" draw:formula="57150 * ?f45"/><draw:equation draw:name="f57" draw:formula="238125 * ?f46"/><draw:equation draw:name="f58" draw:formula="285750 * ?f46"/><draw:equation draw:name="f59" draw:formula="95250 * ?f45"/><draw:equation draw:name="f60" draw:formula="333375 * ?f46"/><draw:equation draw:name="f61" draw:formula="0 * ?f45"/><draw:equation draw:name="f62" draw:formula="381000 * ?f46"/><draw:equation draw:name="f63" draw:formula="428625 * ?f46"/><draw:equation draw:name="f64" draw:formula="19050 * ?f45"/><draw:equation draw:name="f65" draw:formula="533400 * ?f46"/><draw:equation draw:name="f66" draw:formula="114300 * ?f45"/><draw:equation draw:name="f67" draw:formula="571500 * ?f46"/><draw:equation draw:name="f68" draw:formula="76200 * ?f45"/><draw:equation draw:name="f69" draw:formula="?f49 / 571500"/><draw:equation draw:name="f70" draw:formula="?f50 / 115559"/><draw:equation draw:name="f71" draw:formula="?f51 / 571500"/><draw:equation draw:name="f72" draw:formula="?f52 / 115559"/><draw:equation draw:name="f73" draw:formula="?f53 / 571500"/><draw:equation draw:name="f74" draw:formula="?f54 / 115559"/><draw:equation draw:name="f75" draw:formula="?f55 / 571500"/><draw:equation draw:name="f76" draw:formula="?f56 / 115559"/><draw:equation draw:name="f77" draw:formula="?f57 / 571500"/><draw:equation draw:name="f78" draw:formula="?f58 / 571500"/><draw:equation draw:name="f79" draw:formula="?f59 / 115559"/><draw:equation draw:name="f80" draw:formula="?f60 / 571500"/><draw:equation draw:name="f81" draw:formula="?f61 / 115559"/><draw:equation draw:name="f82" draw:formula="?f62 / 571500"/><draw:equation draw:name="f83" draw:formula="?f63 / 571500"/><draw:equation draw:name="f84" draw:formula="?f64 / 115559"/><draw:equation draw:name="f85" draw:formula="?f65 / 571500"/><draw:equation draw:name="f86" draw:formula="?f66 / 115559"/><draw:equation draw:name="f87" draw:formula="?f67 / 571500"/><draw:equation draw:name="f88" draw:formula="?f68 / 115559"/><draw:equation draw:name="f89" draw:formula="?f0 / ?f47"/><draw:equation draw:name="f90" draw:formula="?f1 / ?f47"/><draw:equation draw:name="f91" draw:formula="?f0 / ?f48"/><draw:equation draw:name="f92" draw:formula="?f2 / ?f48"/><draw:equation draw:name="f93" draw:formula="?f69 / ?f47"/><draw:equation draw:name="f94" draw:formula="?f70 / ?f48"/><draw:equation draw:name="f95" draw:formula="?f71 / ?f47"/><draw:equation draw:name="f96" draw:formula="?f72 / ?f48"/><draw:equation draw:name="f97" draw:formula="?f73 / ?f47"/><draw:equation draw:name="f98" draw:formula="?f74 / ?f48"/><draw:equation draw:name="f99" draw:formula="?f75 / ?f47"/><draw:equation draw:name="f100" draw:formula="?f76 / ?f48"/><draw:equation draw:name="f101" draw:formula="?f77 / ?f47"/><draw:equation draw:name="f102" draw:formula="?f78 / ?f47"/><draw:equation draw:name="f103" draw:formula="?f79 / ?f48"/><draw:equation draw:name="f104" draw:formula="?f80 / ?f47"/><draw:equation draw:name="f105" draw:formula="?f81 / ?f48"/><draw:equation draw:name="f106" draw:formula="?f82 / ?f47"/><draw:equation draw:name="f107" draw:formula="?f83 / ?f47"/><draw:equation draw:name="f108" draw:formula="?f84 / ?f48"/><draw:equation draw:name="f109" draw:formula="?f85 / ?f47"/><draw:equation draw:name="f110" draw:formula="?f86 / ?f48"/><draw:equation draw:name="f111" draw:formula="?f87 / ?f47"/><draw:equation draw:name="f112" draw:formula="?f88 / ?f48"/></draw:enhanced-geometry></draw:custom-shape></text:span></text:p>
      <text:p text:style-name="P60"/>
      <text:p text:style-name="P61"/>
      <text:p text:style-name="P62"/>
      <text:list text:style-name="LFO4" text:continue-numbering="true">
        <text:list-item>
          <text:p text:style-name="P63">Ter outra interface para pulseiras!</text:p>
        </text:list-item>
      </text:list>
      <text:p text:style-name="P64"/>
      <text:list text:style-name="LFO2" text:continue-numbering="true">
        <text:list-item>
          <text:p text:style-name="P65">Equipas:</text:p>
        </text:list-item>
      </text:list>
      <text:list text:style-name="LFO5" text:continue-numbering="true">
        <text:list-item>
          <text:p text:style-name="P66">2 Pessoas para Backend (um teamleader)</text:p>
        </text:list-item>
        <text:list-item>
          <text:p text:style-name="P67">2 Pessoas para Frontend (um teamleader)</text:p>
        </text:list-item>
        <text:list-item>
          <text:p text:style-name="P68">2 Pessoas para Investigação (um teamleader)</text:p>
        </text:list-item>
      </text:list>
      <text:p text:style-name="P69"/>
      <text:list text:style-name="LFO2" text:continue-numbering="true">
        <text:list-item>
          <text:p text:style-name="P70">Redefinir o Slogan.</text:p>
        </text:list-item>
      </text:list>
      <text:p text:style-name="P71">Ex.: “Because danger is a SPLASH away”.</text:p>
      <text:p text:style-name="P72">Ex.: “Splash! Because danger is just around the corner”.</text:p>
      <text:p text:style-name="P73"/>
      <text:list text:style-name="LFO2" text:continue-numbering="true">
        <text:list-item>
          <text:p text:style-name="P74">Arquitetura:</text:p>
        </text:list-item>
      </text:list>
      <text:list text:style-name="LFO4" text:continue-numbering="true">
        <text:list-item>
          <text:p text:style-name="P75">Olhar para requisitos e desenvolver.</text:p>
        </text:list-item>
        <text:list-item>
          <text:p text:style-name="P76">Conceptual.</text:p>
        </text:list-item>
        <text:list-item>
          <text:p text:style-name="P77">Use Cases.</text:p>
        </text:list-item>
        <text:list-item>
          <text:p text:style-name="P78">Beachgoers e Lifeguards partilham informações (simbiose da aplicação).</text:p>
        </text:list-item>
        <text:list-item>
          <text:p text:style-name="P79"><text:span text:style-name="T80">Business owner dão dinheiro<text:s/></text:span><text:span text:style-name="T81">😉</text:span><text:span text:style-name="T82"><text:s/></text:span></text:p>
        </text:list-item>
      </text:list>
      <text:p text:style-name="P83"/>
      <text:p text:style-name="P84"/>
      <text:p text:style-name="P85"><text:span text:style-name="T86">NOTA:<text:s/></text:span><text:span text:style-name="T87">Para a semana não há reunião (professores avisam novo agendamento). Discutir Arquitetura no Teams.</text:span></text:p>
      <text:p text:style-name="P8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vg:panose-1="2 11 5 2 4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ejaVu Sans" svg:font-family="DejaVu Sans" style:font-family-generic="swiss" style:font-pitch="variable"/>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Segoe UI Emoji" svg:font-family="Segoe UI Emoji" style:font-family-generic="swiss" style:font-pitch="variable" svg:panose-1="2 11 5 2 4 2 4 2 2 3"/>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PT"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Tipodeletrapredefinidodoparágrafo" style:display-name="Tipo de letra predefinido do parágrafo" style:family="text"/>
    <style:style style:name="Tipodeletrapredefinidodoparágrafo1" style:display-name="Tipo de letra predefinido do parágrafo1" style:family="text"/>
    <style:style style:name="Tipodeletrapredefinidodoparágrafo10" style:display-name="Tipo de letra predefinido do parágrafo1" style:family="text"/>
    <style:style style:name="Tipodeletrapredefinidodoparágrafo100" style:display-name="Tipo de letra predefinido do parágrafo10" style:family="text"/>
    <style:style style:name="Tipodeletrapredefinidodoparágrafo1000" style:display-name="Tipo de letra predefinido do parágrafo100" style:family="text"/>
    <style:style style:name="Tipodeletrapredefinidodoparágrafo10000" style:display-name="Tipo de letra predefinido do parágrafo1000" style:family="text"/>
    <style:style style:name="Tipodeletrapredefinidodoparágrafo100000" style:display-name="Tipo de letra predefinido do parágrafo10000" style:family="text"/>
    <style:style style:name="Tipodeletrapredefinidodoparágrafo1000000" style:display-name="Tipo de letra predefinido do parágrafo100000"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1" style:display-name="Lista1" style:family="paragraph" style:parent-style-name="Textbody">
      <style:text-properties fo:hyphenate="false"/>
    </style:style>
    <style:style style:name="Legenda1" style:display-name="Legenda1"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abeçalho1" style:display-name="Cabeçalho1" style:family="paragraph" style:parent-style-name="HeaderandFooter">
      <style:text-properties fo:hyphenate="false"/>
    </style:style>
    <style:style style:name="Ênfase1" style:display-name="Ênfase1" style:family="text">
      <style:text-properties fo:font-style="italic" style:font-style-asian="italic" style:font-style-complex="italic"/>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style>
    <style:style style:name="StrongEmphasis" style:display-name="Strong Emphasis" style:family="text">
      <style:text-properties fo:font-weight="bold" style:font-weight-asian="bold" style:font-weight-complex="bold"/>
    </style:style>
    <style:style style:name="Hiperligação1" style:display-name="Hiperligação1" style:family="text" style:parent-style-name="Tipodeletrapredefinidodoparágrafo1000000">
      <style:text-properties fo:color="#0563C1" style:text-underline-type="single" style:text-underline-style="solid" style:text-underline-width="auto" style:text-underline-mode="continuous"/>
    </style:style>
    <style:style style:name="RodapéCaráter" style:display-name="Rodapé Caráter" style:family="text" style:parent-style-name="Tipodeletrapredefinidodoparágrafo1000000"/>
    <style:style style:name="Rodapé1" style:display-name="Rodapé1"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Cabeçalho2" style:display-name="Cabeçalho2"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CabeçalhoCaráter" style:display-name="Cabeçalho Caráter" style:family="text" style:parent-style-name="Tipodeletrapredefinidodoparágrafo100000">
      <style:text-properties style:font-name-complex="Mangal" style:font-size-complex="10.5pt"/>
    </style:style>
    <style:style style:name="Rodapé2" style:display-name="Rodapé2"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RodapéCaráter1" style:display-name="Rodapé Caráter1" style:family="text" style:parent-style-name="Tipodeletrapredefinidodoparágrafo100000">
      <style:text-properties style:font-name-complex="Mangal" style:font-size-complex="10.5pt"/>
    </style:style>
    <style:style style:name="Cabeçalho3" style:display-name="Cabeçalho3"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CabeçalhoCaráter1" style:display-name="Cabeçalho Caráter1" style:family="text" style:parent-style-name="Tipodeletrapredefinidodoparágrafo10000">
      <style:text-properties style:font-name-complex="Mangal" style:font-size-complex="10.5pt"/>
    </style:style>
    <style:style style:name="Rodapé3" style:display-name="Rodapé3"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RodapéCaráter2" style:display-name="Rodapé Caráter2" style:family="text" style:parent-style-name="Tipodeletrapredefinidodoparágrafo10000">
      <style:text-properties style:font-name-complex="Mangal" style:font-size-complex="10.5pt"/>
    </style:style>
    <style:style style:name="ParágrafodaLista1" style:display-name="Parágrafo da Lista1" style:family="paragraph" style:parent-style-name="Normal">
      <style:paragraph-properties style:contextual-spacing="true" fo:margin-left="0.5in">
        <style:tab-stops/>
      </style:paragraph-properties>
      <style:text-properties style:font-name-complex="Mangal" style:font-size-complex="10.5pt" fo:hyphenate="false"/>
    </style:style>
    <style:style style:name="Cabeçalho4" style:display-name="Cabeçalho4"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CabeçalhoCaráter2" style:display-name="Cabeçalho Caráter2" style:family="text" style:parent-style-name="Tipodeletrapredefinidodoparágrafo1000">
      <style:text-properties style:font-name-complex="Mangal" style:font-size-complex="10.5pt"/>
    </style:style>
    <style:style style:name="Rodapé4" style:display-name="Rodapé4"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RodapéCaráter3" style:display-name="Rodapé Caráter3" style:family="text" style:parent-style-name="Tipodeletrapredefinidodoparágrafo1000">
      <style:text-properties style:font-name-complex="Mangal" style:font-size-complex="10.5pt"/>
    </style:style>
    <style:style style:name="Cabeçalho5" style:display-name="Cabeçalho5"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CabeçalhoCaráter3" style:display-name="Cabeçalho Caráter3" style:family="text" style:parent-style-name="Tipodeletrapredefinidodoparágrafo100">
      <style:text-properties style:font-name-complex="Mangal" style:font-size-complex="10.5pt"/>
    </style:style>
    <style:style style:name="Rodapé5" style:display-name="Rodapé5"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RodapéCaráter4" style:display-name="Rodapé Caráter4" style:family="text" style:parent-style-name="Tipodeletrapredefinidodoparágrafo100">
      <style:text-properties style:font-name-complex="Mangal" style:font-size-complex="10.5pt"/>
    </style:style>
    <style:style style:name="Cabeçalho6" style:display-name="Cabeçalho6"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CabeçalhoCaráter4" style:display-name="Cabeçalho Caráter4" style:family="text" style:parent-style-name="Tipodeletrapredefinidodoparágrafo10">
      <style:text-properties style:font-name-complex="Mangal" style:font-size-complex="10.5pt"/>
    </style:style>
    <style:style style:name="Rodapé6" style:display-name="Rodapé6"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RodapéCaráter5" style:display-name="Rodapé Caráter5" style:family="text" style:parent-style-name="Tipodeletrapredefinidodoparágrafo10">
      <style:text-properties style:font-name-complex="Mangal" style:font-size-complex="10.5pt"/>
    </style:style>
    <style:style style:name="Cabeçalho7" style:display-name="Cabeçalho7"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CabeçalhoCaráter5" style:display-name="Cabeçalho Caráter5" style:family="text" style:parent-style-name="Tipodeletrapredefinidodoparágrafo1">
      <style:text-properties style:font-name-complex="Mangal" style:font-size-complex="10.5pt"/>
    </style:style>
    <style:style style:name="Rodapé7" style:display-name="Rodapé7"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RodapéCaráter6" style:display-name="Rodapé Caráter6" style:family="text" style:parent-style-name="Tipodeletrapredefinidodoparágrafo1">
      <style:text-properties style:font-name-complex="Mangal" style:font-size-complex="10.5pt"/>
    </style:style>
    <style:style style:name="Cabeçalho" style:display-name="Cabeçalho"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CabeçalhoCaráter6" style:display-name="Cabeçalho Caráter6" style:family="text" style:parent-style-name="Tipodeletrapredefinidodoparágrafo">
      <style:text-properties style:font-name-complex="Mangal" style:font-size-complex="10.5pt"/>
    </style:style>
    <style:style style:name="Rodapé" style:display-name="Rodapé"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RodapéCaráter7" style:display-name="Rodapé Caráter7" style:family="text" style:parent-style-name="Tipodeletrapredefinidodoparágrafo">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draw:gradient draw:name="a0" draw:style="linear" draw:angle="0" draw:start-color="#9b9b9b" draw:end-color="#8e8e8e" draw:start-intensity="100%" draw:end-intensity="100%"/>
    <draw:gradient draw:name="a3" draw:style="linear" draw:angle="0" draw:start-color="#9b9b9b" draw:end-color="#8e8e8e" draw:start-intensity="100%" draw:end-intensity="100%"/>
  </office:style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pre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pre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pre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pre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pre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pre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pre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pre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pre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pre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pre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pre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pre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pre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pre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number:num-list-format style:name="NLF0">
      <number:num-list-label text:level="1"/>
      <number:text>%1%)</number:text>
      <number:num-list-label text:level="2"/>
      <number:text>.</number:text>
      <number:num-list-label text:level="3"/>
      <number:text>.</number:text>
      <number:num-list-label text:level="4"/>
      <number:text>.</number:text>
      <number:num-list-label text:level="5"/>
      <number:text>.</number:text>
      <number:num-list-label text:level="6"/>
      <number:text>.</number:text>
      <number:num-list-label text:level="7"/>
      <number:text>.</number:text>
      <number:num-list-label text:level="8"/>
      <number:text>.</number:text>
      <number:num-list-label text:level="9"/>
      <number:text>.</number:text>
    </number:num-list-format>
    <number:num-list-format style:name="NLF1">
      <number:num-list-label text:level="1"/>
      <number:text>%1%.)</number:text>
      <number:num-list-label text:level="2"/>
      <number:text>.</number:text>
      <number:num-list-label text:level="3"/>
      <number:text>.</number:text>
      <number:num-list-label text:level="4"/>
      <number:text>.</number:text>
      <number:num-list-label text:level="5"/>
      <number:text>.</number:text>
      <number:num-list-label text:level="6"/>
      <number:text>.</number:text>
      <number:num-list-label text:level="7"/>
      <number:text>.</number:text>
      <number:num-list-label text:level="8"/>
      <number:text>.</number:text>
      <number:num-list-label text:level="9"/>
      <number:text>.</number:text>
    </number:num-list-format>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Standard" style:family="paragraph">
      <style:paragraph-properties fo:text-align="center"/>
      <style:text-properties style:font-name="DejaVu Sans" fo:font-size="14pt" style:font-size-asian="14pt" style:font-size-complex="14pt"/>
    </style:style>
    <style:style style:name="P3" style:parent-style-name="Standard" style:family="paragraph">
      <style:paragraph-properties fo:text-align="center"/>
      <style:text-properties style:font-name="DejaVu Sans" fo:font-size="14pt" style:font-size-asian="14pt" style:font-size-complex="14pt"/>
    </style:style>
    <style:style style:name="TableColumn5" style:family="table-column">
      <style:table-column-properties style:column-width="2.2291in" style:use-optimal-column-width="false"/>
    </style:style>
    <style:style style:name="TableColumn6" style:family="table-column">
      <style:table-column-properties style:column-width="2.2291in" style:use-optimal-column-width="false"/>
    </style:style>
    <style:style style:name="TableColumn7" style:family="table-column">
      <style:table-column-properties style:column-width="2.2291in" style:use-optimal-column-width="false"/>
    </style:style>
    <style:style style:name="Table4" style:family="table">
      <style:table-properties style:width="6.6875in" fo:margin-left="0in" table:align="left"/>
    </style:style>
    <style:style style:name="TableRow8" style:family="table-row">
      <style:table-row-properties style:min-row-height="0.2083in" style:use-optimal-row-height="false"/>
    </style:style>
    <style:style style:name="TableCell9" style:family="table-cell">
      <style:table-cell-properties fo:border="none" style:writing-mode="lr-tb" fo:padding-top="0in" fo:padding-left="0.075in" fo:padding-bottom="0in" fo:padding-right="0.075in"/>
    </style:style>
    <style:style style:name="P10" style:parent-style-name="Cabeçalho1" style:family="paragraph">
      <style:paragraph-properties fo:margin-left="-0.0798in">
        <style:tab-stops>
          <style:tab-stop style:type="center" style:position="3.4263in"/>
          <style:tab-stop style:type="right" style:position="6.7729in"/>
        </style:tab-stops>
      </style:paragraph-properties>
    </style:style>
    <style:style style:name="TableCell11" style:family="table-cell">
      <style:table-cell-properties fo:border="none" style:writing-mode="lr-tb" fo:padding-top="0in" fo:padding-left="0.075in" fo:padding-bottom="0in" fo:padding-right="0.075in"/>
    </style:style>
    <style:style style:name="P12" style:parent-style-name="Cabeçalho1" style:family="paragraph">
      <style:paragraph-properties fo:text-align="center"/>
    </style:style>
    <style:style style:name="TableCell13" style:family="table-cell">
      <style:table-cell-properties fo:border="none" style:writing-mode="lr-tb" fo:padding-top="0in" fo:padding-left="0.075in" fo:padding-bottom="0in" fo:padding-right="0.075in"/>
    </style:style>
    <style:style style:name="P14" style:parent-style-name="Cabeçalho1" style:family="paragraph">
      <style:paragraph-properties fo:text-align="end" fo:margin-right="-0.0798in"/>
    </style:style>
  </office:automatic-styles>
  <office:master-styles>
    <style:master-page style:name="MP0" style:page-layout-name="PL0">
      <style:header>
        <text:p text:style-name="P2">Universidade de Aveiro - PECI</text:p>
        <text:p text:style-name="P3">Reunião Nº 5 - [04/11/2024] – 18:00</text:p>
      </style:header>
      <style:footer>
        <table:table table:style-name="Table4">
          <table:table-columns>
            <table:table-column table:style-name="TableColumn5"/>
            <table:table-column table:style-name="TableColumn6"/>
            <table:table-column table:style-name="TableColumn7"/>
          </table:table-columns>
          <table:table-row table:style-name="TableRow8">
            <table:table-cell table:style-name="TableCell9">
              <text:p text:style-name="P10"/>
            </table:table-cell>
            <table:table-cell table:style-name="TableCell11">
              <text:p text:style-name="P12"/>
            </table:table-cell>
            <table:table-cell table:style-name="TableCell13">
              <text:p text:style-name="P14"/>
            </table:table-cell>
          </table:table-row>
        </table:table>
        <text:p text:style-name="Rodapé1"/>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meta:initial-creator>JPNV</meta:initial-creator>
    <dc:creator>Joao Vieira</dc:creator>
    <meta:creation-date>2025-04-08T22:04:00Z</meta:creation-date>
    <dc:date>2025-04-08T22:04:00Z</dc:date>
    <meta:template xlink:href="Normal.dotm" xlink:type="simple"/>
    <meta:editing-cycles>10</meta:editing-cycles>
    <meta:editing-duration>PT0S</meta:editing-duration>
    <meta:document-statistic meta:page-count="1" meta:paragraph-count="3" meta:word-count="276" meta:character-count="1765" meta:row-count="12" meta:non-whitespace-character-count="1492"/>
  </office:meta>
</office:document-meta>
</file>